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variant="normal" fo:text-transform="none" fo:color="#252525" style:font-name="sans-serif" fo:font-size="10.5pt" fo:letter-spacing="normal" fo:font-style="normal" style:text-underline-style="none" fo:font-weight="bold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apport de projet d'ALGAV</text:p>
      <text:p text:style-name="P1"/>
      <text:p text:style-name="P4">Equipe : SRIKANTHAN Vanessa et LENOIR Boris</text:p>
      <text:p text:style-name="P4"/>
      <text:p text:style-name="P9">I / Présentation</text:p>
      <text:p text:style-name="P8"/>
      <text:p text:style-name="P5">1) Patricia-Tries</text:p>
      <text:p text:style-name="P5"/>
      <text:p text:style-name="P3">1 – Nous avons décidé de choisir le caractère « espace » (caaractère n°32 du tableau ASCII), pour indiquer la fin d'un mot. </text:p>
      <text:p text:style-name="P3"/>
      <text:p text:style-name="P9">II / Fonctions avancées</text:p>
      <text:p text:style-name="P9"/>
      <text:p text:style-name="P6">3) Fonctions complexes</text:p>
      <text:p text:style-name="P6"/>
      <text:p text:style-name="P2">7 -</text:p>
      <text:p text:style-name="P2"/>
      <text:p text:style-name="P2">9 - </text:p>
      <text:p text:style-name="P2"/>
      <text:p text:style-name="P6">4) Complexités</text:p>
      <text:p text:style-name="P6"/>
      <text:p text:style-name="P2">10 – Hybrid Tries :</text:p>
      <text:p text:style-name="P2"><text:tab/>Soit n le nombre de nœud dans l'hybrid trie.</text:p>
      <text:list xml:id="list1399157439752505474" text:style-name="L1">
        <text:list-item>
          <text:p text:style-name="P10"><text:span text:style-name="T1">Recherche →en nombre de comparaisons de caractères </text:span><text:span text:style-name="T2">θ</text:span><text:span text:style-name="T1">(log(n)) (hauteur de l'arbre).</text:span></text:p>
        </text:list-item>
        <text:list-item>
          <text:p text:style-name="P10"><text:span text:style-name="T1">ComptageMots → en nombre de comparaisons de nœuds </text:span><text:span text:style-name="T2">θ</text:span><text:span text:style-name="T1">(n).</text:span></text:p>
        </text:list-item>
        <text:list-item>
          <text:p text:style-name="P10"><text:span text:style-name="T1">ListeMots → en nombre de comparaisons de nœuds </text:span><text:span text:style-name="T2">θ</text:span><text:span text:style-name="T1">(n) .</text:span></text:p>
        </text:list-item>
        <text:list-item>
          <text:p text:style-name="P10"><text:span text:style-name="T1">ComptageNil → en nombre de comparaions de nœuds </text:span><text:span text:style-name="T2">θ</text:span><text:span text:style-name="T1">(n).</text:span></text:p>
        </text:list-item>
        <text:list-item>
          <text:p text:style-name="P10"><text:span text:style-name="T1">Hauteur → en nombre de comparaions de nœuds </text:span><text:span text:style-name="T2">θ</text:span><text:span text:style-name="T1">(n).</text:span></text:p>
        </text:list-item>
        <text:list-item>
          <text:p text:style-name="P10"><text:span text:style-name="T1">ProfondeurMoyenne → en nombre de comparaions de nœuds </text:span><text:span text:style-name="T2">θ</text:span><text:span text:style-name="T1">(n).</text:span></text:p>
        </text:list-item>
        <text:list-item>
          <text:p text:style-name="P10"><text:span text:style-name="T1">Prefixe → en nombre de comparaions de nœuds </text:span><text:span text:style-name="T2">θ</text:span><text:span text:style-name="T1">(n).</text:span></text:p>
        </text:list-item>
        <text:list-item>
          <text:p text:style-name="P10"><text:span text:style-name="T1">Suppression → en nombre de comparaisons de caractères </text:span><text:span text:style-name="T2">θ</text:span><text:span text:style-name="T1">(log(n)).</text:span></text:p>
        </text:list-item>
        <text:list-item>
          <text:p text:style-name="P12">ConverstionHtoP → </text:p>
        </text:list-item>
        <text:list-item>
          <text:p text:style-name="P12">ajoutEquilibrage → </text:p>
        </text:list-item>
      </text:list>
      <text:p text:style-name="P2"><text:line-break/>Patricia-Tries :<text:line-break/>Soit n le nombre de nœuds dans le Patricia-Trie.</text:p>
      <text:list xml:id="list38768429" text:continue-numbering="true" text:style-name="L1">
        <text:list-item>
          <text:p text:style-name="P10"><text:span text:style-name="T1">Recherche → en nombre de comparaisons de caractères </text:span><text:span text:style-name="T2">θ</text:span><text:span text:style-name="T1">(log(n)) <text:s/>(hauteur de l'arbre).</text:span></text:p>
        </text:list-item>
        <text:list-item>
          <text:p text:style-name="P10"><text:span text:style-name="T1">ComptageMots → en nombre de comparaisons de nœuds </text:span><text:span text:style-name="T2">θ</text:span><text:span text:style-name="T1">(n).</text:span></text:p>
        </text:list-item>
        <text:list-item>
          <text:p text:style-name="P10"><text:span text:style-name="T1">ListeMots → </text:span></text:p>
        </text:list-item>
        <text:list-item>
          <text:p text:style-name="P10"><text:span text:style-name="T1">ComptageNil → en nombre de comparaions de nœuds <text:s/></text:span><text:span text:style-name="T2">θ</text:span><text:span text:style-name="T1">(n).</text:span></text:p>
        </text:list-item>
        <text:list-item>
          <text:p text:style-name="P10"><text:span text:style-name="T1">Hauteur → en nombre de comparaions de nœuds </text:span><text:span text:style-name="T2">θ</text:span><text:span text:style-name="T1">(n).</text:span></text:p>
        </text:list-item>
        <text:list-item>
          <text:p text:style-name="P10"><text:span text:style-name="T1">ProfondeurMoyenne → en nombre de comparaions de nœuds </text:span><text:span text:style-name="T2">θ</text:span><text:span text:style-name="T1">(n).</text:span></text:p>
        </text:list-item>
        <text:list-item>
          <text:p text:style-name="P10"><text:span text:style-name="T1">Prefixe → en nombre de comparaions de nœuds </text:span><text:span text:style-name="T2">θ</text:span><text:span text:style-name="T1">(log(n)).</text:span></text:p>
        </text:list-item>
        <text:list-item>
          <text:p text:style-name="P10"><text:span text:style-name="T1">Suppression → en nombre de comparaisons de caractères </text:span><text:span text:style-name="T2">θ</text:span><text:span text:style-name="T1">(log(n)).<text:line-break/></text:span></text:p>
        </text:list-item>
      </text:list>
      <text:p text:style-name="P2"><text:tab/></text:p>
      <text:p text:style-name="P2"/>
      <text:p text:style-name="P6">4) Etude expérimentale</text:p>
      <text:p text:style-name="P6"/>
      <text:p text:style-name="P2"><text:soft-page-break/>12 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NOIR </meta:initial-creator>
    <meta:creation-date>2016-12-02T15:40:42.875630109</meta:creation-date>
    <meta:generator>OpenOffice/4.1.1$Win32 OpenOffice.org_project/411m6$Build-9775</meta:generator>
    <dc:date>2016-12-03T18:58:29.93</dc:date>
    <meta:editing-duration>PT51M45S</meta:editing-duration>
    <meta:editing-cycles>7</meta:editing-cycles>
    <dc:creator>Srikanthan</dc:creator>
    <meta:document-statistic meta:table-count="0" meta:image-count="0" meta:object-count="0" meta:page-count="2" meta:paragraph-count="34" meta:word-count="247" meta:character-count="1399"/>
  </office:meta>
</office:document-meta>
</file>